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2pt" fo:font-weight="bold" officeooo:rsid="0012a985" officeooo:paragraph-rsid="0012a985" style:font-size-asian="22pt" style:language-asian="zh" style:country-asian="CN" style:font-weight-asian="bold" style:font-size-complex="22pt" style:font-weight-complex="bold"/>
    </style:style>
    <style:style style:name="P2" style:family="paragraph" style:parent-style-name="Standard">
      <style:text-properties fo:font-size="16pt" fo:font-weight="normal" officeooo:rsid="0012a985" officeooo:paragraph-rsid="0012a985" style:font-size-asian="16pt" style:language-asian="zh" style:country-asian="CN" style:font-weight-asian="normal" style:font-size-complex="16pt" style:font-weight-complex="normal"/>
    </style:style>
    <style:style style:name="P3" style:family="paragraph" style:parent-style-name="Table_20_Contents">
      <style:text-properties fo:font-size="22pt" officeooo:rsid="001402f4" officeooo:paragraph-rsid="001402f4" style:font-size-asian="22pt" style:font-size-complex="2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复制节点</text:p>
      <text:p text:style-name="P2"><text:span text:style-name="T1">clone()</text:span>: 克隆匹配的 DOM 元素, 返回值为克隆后的副本. 但此时复制的新节点不具有任何行为.</text:p>
      <text:p text:style-name="P2">clone(true): 复制元素的同时也复制元素中的的事件 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$(function () {</text:p>
            <text:p text:style-name="P3"><text:s text:c="4"/>$("#div1").click(function() {</text:p>
            <text:p text:style-name="P3"><text:tab/><text:tab/>alert("点击事件");</text:p>
            <text:p text:style-name="P3"><text:tab/>});</text:p>
            <text:p text:style-name="P3">});</text:p>
            <text:p text:style-name="P3">function copy() {</text:p>
            <text:p text:style-name="P3"><text:tab/>var divobj=$("#div1");</text:p>
            <text:p text:style-name="P3"><text:tab/>//如果带着true参数就会把事件也复制</text:p>
            <text:p text:style-name="P3"><text:tab/>var cop=divobj.clone(true);</text:p>
            <text:p text:style-name="P3"><text:tab/>$("#div2").after(cop);</text:p>
            <text:p text:style-name="P3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4S</meta:editing-duration>
    <meta:editing-cycles>5</meta:editing-cycles>
    <meta:generator>LibreOffice/5.3.0.3$Windows_X86_64 LibreOffice_project/7074905676c47b82bbcfbea1aeefc84afe1c50e1</meta:generator>
    <dc:date>2018-04-19T13:17:27.159000000</dc:date>
    <meta:document-statistic meta:table-count="1" meta:image-count="0" meta:object-count="0" meta:page-count="1" meta:paragraph-count="14" meta:word-count="99" meta:character-count="273" meta:non-whitespace-character-count="248"/>
    <meta:user-defined meta:name="Info 1"/>
    <meta:user-defined meta:name="Info 2"/>
    <meta:user-defined meta:name="Info 3"/>
    <meta:user-defined meta:name="Info 4"/>
  </office:meta>
</office:document-meta>
</file>